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c9ac5"/>
    </style:style>
    <style:style style:name="P2" style:family="paragraph" style:parent-style-name="Text_20_body">
      <style:text-properties officeooo:paragraph-rsid="000c9ac5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1">
      <style:paragraph-properties fo:margin-top="0cm" fo:margin-bottom="0.499cm" loext:contextual-spacing="false"/>
    </style:style>
    <style:style style:name="P6" style:family="paragraph" style:parent-style-name="Preformatted_20_Text" style:list-style-name="L1">
      <style:paragraph-properties fo:margin-top="0cm" fo:margin-bottom="0.499cm" loext:contextual-spacing="false"/>
      <style:text-properties officeooo:paragraph-rsid="0011013b"/>
    </style:style>
    <style:style style:name="P7" style:family="paragraph" style:parent-style-name="Preformatted_20_Text" style:list-style-name="L2">
      <style:paragraph-properties fo:margin-top="0cm" fo:margin-bottom="0.499cm" loext:contextual-spacing="false"/>
    </style:style>
    <style:style style:name="P8" style:family="paragraph" style:parent-style-name="Preformatted_20_Text" style:list-style-name="L2">
      <style:paragraph-properties fo:margin-top="0cm" fo:margin-bottom="0.499cm" loext:contextual-spacing="false"/>
      <style:text-properties officeooo:paragraph-rsid="000ddbd0"/>
    </style:style>
    <style:style style:name="P9" style:family="paragraph" style:parent-style-name="Preformatted_20_Text" style:list-style-name="L3">
      <style:paragraph-properties fo:margin-top="0cm" fo:margin-bottom="0.499cm" loext:contextual-spacing="false"/>
    </style:style>
    <style:style style:name="P10" style:family="paragraph" style:parent-style-name="Preformatted_20_Text" style:list-style-name="L4">
      <style:paragraph-properties fo:margin-top="0cm" fo:margin-bottom="0.499cm" loext:contextual-spacing="false"/>
    </style:style>
    <style:style style:name="P11" style:family="paragraph" style:parent-style-name="Preformatted_20_Text" style:list-style-name="L5">
      <style:paragraph-properties fo:margin-top="0cm" fo:margin-bottom="0.499cm" loext:contextual-spacing="false"/>
    </style:style>
    <style:style style:name="P12" style:family="paragraph" style:parent-style-name="Preformatted_20_Text" style:list-style-name="L6">
      <style:paragraph-properties fo:margin-top="0cm" fo:margin-bottom="0.499cm" loext:contextual-spacing="false"/>
    </style:style>
    <style:style style:name="P13" style:family="paragraph" style:parent-style-name="Preformatted_20_Text" style:list-style-name="L7">
      <style:paragraph-properties fo:margin-top="0cm" fo:margin-bottom="0.499cm" loext:contextual-spacing="false"/>
    </style:style>
    <style:style style:name="P14" style:family="paragraph" style:parent-style-name="Preformatted_20_Text" style:list-style-name="L8">
      <style:paragraph-properties fo:margin-top="0cm" fo:margin-bottom="0.499cm" loext:contextual-spacing="false"/>
    </style:style>
    <style:style style:name="P15" style:family="paragraph" style:parent-style-name="Standard">
      <style:text-properties style:font-name="Arial" officeooo:rsid="000ba9c1" officeooo:paragraph-rsid="000ba9c1"/>
    </style:style>
    <style:style style:name="P16" style:family="paragraph" style:parent-style-name="Standard">
      <style:text-properties style:font-name="Arial" officeooo:rsid="000bfa5a" officeooo:paragraph-rsid="000ba9c1"/>
    </style:style>
    <style:style style:name="P17" style:family="paragraph" style:parent-style-name="Standard">
      <style:text-properties style:font-name="Arial" officeooo:rsid="000bfa5a" officeooo:paragraph-rsid="000c9ac5"/>
    </style:style>
    <style:style style:name="P18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9" style:family="paragraph" style:parent-style-name="Standard">
      <style:text-properties fo:color="#6a9955" style:font-name="Droid Sans Mono" fo:font-size="10.5pt" fo:font-weight="normal" officeooo:rsid="000ba9c1" officeooo:paragraph-rsid="000ba9c1" fo:background-color="#1f1f1f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text-properties officeooo:rsid="000c9ac5" officeooo:paragraph-rsid="000c9ac5"/>
    </style:style>
    <style:style style:name="P22" style:family="paragraph" style:parent-style-name="Text_20_body">
      <style:text-properties style:font-name="Arial" officeooo:rsid="000ddbd0" officeooo:paragraph-rsid="000c9ac5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officeooo:paragraph-rsid="000fca02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T1" style:family="text">
      <style:text-properties style:font-name="Arial"/>
    </style:style>
    <style:style style:name="T2" style:family="text">
      <style:text-properties style:font-name="Arial" officeooo:rsid="000bfa5a"/>
    </style:style>
    <style:style style:name="T3" style:family="text">
      <style:text-properties style:font-name="Arial" officeooo:rsid="000d5cd4"/>
    </style:style>
    <style:style style:name="T4" style:family="text">
      <style:text-properties style:font-name="Arial" officeooo:rsid="000ddbd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f7340" style:font-size-asian="10pt" style:font-size-complex="10pt"/>
    </style:style>
    <style:style style:name="T7" style:family="text">
      <style:text-properties fo:font-size="10pt" officeooo:rsid="0011013b" style:font-size-asian="10pt" style:font-size-complex="10pt"/>
    </style:style>
    <style:style style:name="T8" style:family="text">
      <style:text-properties officeooo:rsid="000fca0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ca02" style:font-weight-asian="bold" style:font-weight-complex="bold"/>
    </style:style>
    <style:style style:name="T11" style:family="text">
      <style:text-properties officeooo:rsid="0011013b"/>
    </style:style>
    <style:style style:name="T12" style:family="text">
      <style:text-properties fo:color="#569cd6"/>
    </style:style>
    <style:style style:name="T13" style:family="text">
      <style:text-properties fo:color="#569cd6" style:font-name="Droid Sans Mono" fo:font-size="10.5pt" fo:font-weight="normal" fo:background-color="#1f1f1f" loext:char-shading-value="0"/>
    </style:style>
    <style:style style:name="T14" style:family="text">
      <style:text-properties fo:color="#cccccc" style:font-name="Droid Sans Mono" fo:font-size="10.5pt" fo:font-weight="normal" fo:background-color="#1f1f1f" loext:char-shading-value="0"/>
    </style:style>
    <style:style style:name="T15" style:family="text">
      <style:text-properties fo:color="#cccccc" style:font-name="Droid Sans Mono" fo:font-size="10.5pt" fo:font-weight="normal" officeooo:rsid="0011610e" fo:background-color="#1f1f1f" loext:char-shading-value="0"/>
    </style:style>
    <style:style style:name="T16" style:family="text">
      <style:text-properties fo:color="#ce9178"/>
    </style:style>
    <style:style style:name="T17" style:family="text">
      <style:text-properties officeooo:rsid="0011610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456788898576" text:id="ct94456788898576">
          <text:insertion>
            <office:change-info>
              <dc:creator>Unknown Author</dc:creator>
              <dc:date>2024-12-11T16:17:37</dc:date>
            </office:change-info>
          </text:insertion>
        </text:changed-region>
        <text:changed-region xml:id="ct94456714506000" text:id="ct94456714506000">
          <text:insertion>
            <office:change-info>
              <dc:creator>Unknown Author</dc:creator>
              <dc:date>2024-12-11T16:18:00</dc:date>
            </office:change-info>
          </text:insertion>
        </text:changed-region>
        <text:changed-region xml:id="ct94456766606688" text:id="ct94456766606688">
          <text:insertion>
            <office:change-info>
              <dc:creator>Unknown Author</dc:creator>
              <dc:date>2024-12-11T16:16:29</dc:date>
            </office:change-info>
          </text:insertion>
        </text:changed-region>
        <text:changed-region xml:id="ct94456776749120" text:id="ct94456776749120">
          <text:deletion>
            <office:change-info>
              <dc:creator>Unknown Author</dc:creator>
              <dc:date>2024-12-11T16:18:27</dc:date>
            </office:change-info>
            <text:p text:style-name="P15"/>
            <text:p text:style-name="P16"/>
            <text:p text:style-name="P21"><text:span text:style-name="T1"/></text:p>
          </text:deletion>
        </text:changed-region>
        <text:changed-region xml:id="ct94456776748608" text:id="ct94456776748608">
          <text:deletion>
            <office:change-info>
              <dc:creator>Unknown Author</dc:creator>
              <dc:date>2024-12-11T16:16:25</dc:date>
            </office:change-info>
            <text:p text:style-name="P21"><text:span text:style-name="T1">git remote add origin “</text:span><text:span text:style-name="T2">URL.</text:span><text:span text:style-name="T1">git</text:span><text:span text:style-name="T2">”</text:span></text:p>
            <text:p text:style-name="P17">git remote remove origin</text:p>
            <text:p text:style-name="P17">git remote -v</text:p>
            <text:p text:style-name="Standard"><text:span text:style-name="T1">git rm -</text:span><text:span text:style-name="T2">rf </text:span><text:span text:style-name="T1">--cached </text:span><text:span text:style-name="T2">file/folder</text:span></text:p>
            <text:p text:style-name="P21"><text:span text:style-name="T1">git branch -M main<text:tab/></text:span><text:span text:style-name="T3">(to rename the current branch to main or any)</text:span></text:p>
          </text:deletion>
        </text:changed-region>
        <text:changed-region xml:id="ct94456799342032" text:id="ct94456799342032">
          <text:insertion>
            <office:change-info>
              <dc:creator>Unknown Author</dc:creator>
              <dc:date>2024-12-11T15:57:58</dc:date>
            </office:change-info>
          </text:insertion>
        </text:changed-region>
        <text:changed-region xml:id="ct94456762611392" text:id="ct94456762611392">
          <text:insertion>
            <office:change-info>
              <dc:creator>Unknown Author</dc:creator>
              <dc:date>2024-12-11T15:58:22</dc:date>
            </office:change-info>
          </text:insertion>
        </text:changed-region>
        <text:changed-region xml:id="ct94456762616736" text:id="ct94456762616736">
          <text:insertion>
            <office:change-info>
              <dc:creator>Unknown Author</dc:creator>
              <dc:date>2024-12-11T15:57:58</dc:date>
            </office:change-info>
          </text:insertion>
        </text:changed-region>
        <text:changed-region xml:id="ct94456799349504" text:id="ct94456799349504">
          <text:insertion>
            <office:change-info>
              <dc:creator>Unknown Author</dc:creator>
              <dc:date>2024-12-11T16:05:32</dc:date>
            </office:change-info>
          </text:insertion>
        </text:changed-region>
        <text:changed-region xml:id="ct94456799349008" text:id="ct94456799349008">
          <text:insertion>
            <office:change-info>
              <dc:creator>Unknown Author</dc:creator>
              <dc:date>2024-12-11T15:57:58</dc:date>
            </office:change-info>
          </text:insertion>
        </text:changed-region>
        <text:changed-region xml:id="ct94456762621680" text:id="ct94456762621680">
          <text:insertion>
            <office:change-info>
              <dc:creator>Unknown Author</dc:creator>
              <dc:date>2024-12-11T15:58:48</dc:date>
            </office:change-info>
          </text:insertion>
        </text:changed-region>
        <text:changed-region xml:id="ct94456799379520" text:id="ct94456799379520">
          <text:insertion>
            <office:change-info>
              <dc:creator>Unknown Author</dc:creator>
              <dc:date>2024-12-11T15:45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it config --global -e<text:change-start text:change-id="ct94456788898576"/></text:p>
      <text:p text:style-name="P15">.<text:span text:style-name="T17">gitcon</text:span><text:change-end text:change-id="ct94456788898576"/><text:change-start text:change-id="ct94456714506000"/><text:span text:style-name="T17">fig global configuration</text:span></text:p>
      <text:p text:style-name="P15"><text:change-end text:change-id="ct94456714506000"/><text:change-start text:change-id="ct94456766606688"/></text:p>
      <text:p text:style-name="P19"># This is Git's per-user configuration file.</text:p>
      <text:p text:style-name="P18">[user]</text:p>
      <text:p text:style-name="P18"><text:span text:style-name="T12">name</text:span> = <text:span text:style-name="T17">Full Name</text:span></text:p>
      <text:p text:style-name="P20"><text:span text:style-name="T13">email</text:span><text:span text:style-name="T14"> = </text:span><text:span text:style-name="T15">email.address</text:span></text:p>
      <text:p text:style-name="P18">[core]</text:p>
      <text:p text:style-name="P18"><text:span text:style-name="T12">editor</text:span> = code --wait</text:p>
      <text:p text:style-name="P18"><text:span text:style-name="T12">autocrlf</text:span> = input</text:p>
      <text:p text:style-name="P18">[alias]</text:p>
      <text:p text:style-name="P18"><text:span text:style-name="T12">st</text:span> = status</text:p>
      <text:p text:style-name="P18"><text:span text:style-name="T12">ci</text:span> = commit -m</text:p>
      <text:p text:style-name="P18"><text:span text:style-name="T12">br</text:span> = branch</text:p>
      <text:p text:style-name="P18"><text:span text:style-name="T12">co</text:span> = checkout</text:p>
      <text:p text:style-name="P18"><text:span text:style-name="T12">lg</text:span> = log --oneline --graph</text:p>
      <text:p text:style-name="P18"><text:span text:style-name="T12">ph</text:span> = push origin</text:p>
      <text:p text:style-name="P18">[diff]</text:p>
      <text:p text:style-name="P18"><text:span text:style-name="T12">tools</text:span> = vscode</text:p>
      <text:p text:style-name="P18">[difftool "vscode"]</text:p>
      <text:p text:style-name="P18"><text:span text:style-name="T12">cmd</text:span> = <text:span text:style-name="T16">"code --wait --diff $LOCAL $REMOTE"</text:span></text:p>
      <text:p text:style-name="P21"><text:change-end text:change-id="ct94456766606688"/><text:change text:change-id="ct94456776749120"/><text:change text:change-id="ct94456776748608"/><text:span text:style-name="T3"/></text:p>
      <text:p text:style-name="P22"/>
      <text:p text:style-name="P2"><text:span text:style-name="T4">Git is a powerful version control system with a wide variety of commands for managing repositories, branches, commits, and remote repositories. Below is an overview of some of the most commonly used </text:span><text:span text:style-name="Strong_20_Emphasis"><text:span text:style-name="T4">Git commands</text:span></text:span><text:span text:style-name="T4">, categorized by their functionality.</text:span></text:p>
      <text:p text:style-name="Horizontal_20_Line"/>
      <text:h text:style-name="Heading_20_3" text:outline-level="3"><text:span text:style-name="Strong_20_Emphasis">Basic Git Commands</text:span></text:h>
      <text:list xml:id="list4263950549" text:style-name="L1">
        <text:list-item>
          <text:p text:style-name="P23"><text:span text:style-name="Source_20_Text">git init</text:span></text:p>
          <text:list>
            <text:list-item>
              <text:p text:style-name="P23">Initialize a new Git repository. </text:p>
            </text:list-item>
          </text:list>
          <text:p text:style-name="P5"><text:span text:style-name="Source_20_Text">git init</text:span></text:p>
        </text:list-item>
        <text:list-item>
          <text:p text:style-name="P23"><text:span text:style-name="Source_20_Text">git clone [url]</text:span></text:p>
          <text:list>
            <text:list-item>
              <text:p text:style-name="P23">Clone a remote repository to your local machine. </text:p>
            </text:list-item>
          </text:list>
          <text:p text:style-name="P5"><text:span text:style-name="Source_20_Text">git clone https://github.com/username/repository.git</text:span></text:p>
        </text:list-item>
        <text:list-item>
          <text:p text:style-name="P23"><text:span text:style-name="Source_20_Text">git status</text:span></text:p>
          <text:list>
            <text:list-item>
              <text:p text:style-name="P23">Show the status of the working directory (which files are staged, modified, untracked, etc.). </text:p>
            </text:list-item>
          </text:list>
          <text:p text:style-name="P5"><text:soft-page-break/><text:span text:style-name="Source_20_Text">git status</text:span></text:p>
        </text:list-item>
        <text:list-item>
          <text:p text:style-name="P23"><text:span text:style-name="Source_20_Text">git add [file]</text:span></text:p>
          <text:list>
            <text:list-item>
              <text:p text:style-name="P23">Stage a specific file to be committed. </text:p>
            </text:list-item>
          </text:list>
          <text:p text:style-name="P5"><text:span text:style-name="Source_20_Text">git add filename</text:span></text:p>
        </text:list-item>
        <text:list-item>
          <text:p text:style-name="P23"><text:span text:style-name="Source_20_Text">git add .</text:span></text:p>
          <text:list>
            <text:list-item>
              <text:p text:style-name="P23">Stage all changes (new, modified, and deleted files) in the working directory. </text:p>
            </text:list-item>
          </text:list>
          <text:p text:style-name="P5"><text:span text:style-name="Source_20_Text">git add .</text:span></text:p>
        </text:list-item>
        <text:list-item>
          <text:p text:style-name="P23"><text:span text:style-name="Source_20_Text">git commit -m "message"</text:span></text:p>
          <text:list>
            <text:list-item>
              <text:p text:style-name="P23">Commit staged changes with a message. </text:p>
            </text:list-item>
          </text:list>
          <text:p text:style-name="P5"><text:span text:style-name="Source_20_Text">git commit -m "Your commit message"</text:span></text:p>
        </text:list-item>
        <text:list-item>
          <text:p text:style-name="P23"><text:span text:style-name="Source_20_Text">git log</text:span></text:p>
          <text:list>
            <text:list-item>
              <text:p text:style-name="P23">View the commit history. </text:p>
            </text:list-item>
          </text:list>
          <text:p text:style-name="P5"><text:span text:style-name="Source_20_Text">git log</text:span></text:p>
        </text:list-item>
        <text:list-item>
          <text:p text:style-name="P23"><text:span text:style-name="Source_20_Text">git diff</text:span></text:p>
          <text:list>
            <text:list-item>
              <text:p text:style-name="P23">Show the differences between working directory and the index (what’s staged). </text:p>
            </text:list-item>
          </text:list>
          <text:p text:style-name="P5"><text:span text:style-name="Source_20_Text">git diff</text:span></text:p>
        </text:list-item>
        <text:list-item>
          <text:p text:style-name="P23"><text:span text:style-name="Source_20_Text">git diff --cached</text:span></text:p>
          <text:list>
            <text:list-item>
              <text:p text:style-name="P23">Show the differences between the staged changes and the last commit. </text:p>
            </text:list-item>
          </text:list>
          <text:p text:style-name="P5"><text:span text:style-name="Source_20_Text">git diff --cached</text:span></text:p>
        </text:list-item>
        <text:list-item>
          <text:p text:style-name="P23"><text:span text:style-name="Source_20_Text">git push [remote] [branch]</text:span></text:p>
          <text:list>
            <text:list-item>
              <text:p text:style-name="P23">Push the committed changes to the remote repository. </text:p>
            </text:list-item>
          </text:list>
          <text:p text:style-name="P5"><text:span text:style-name="Source_20_Text">git push origin main</text:span></text:p>
        </text:list-item>
        <text:list-item>
          <text:p text:style-name="P23"><text:span text:style-name="Source_20_Text">git pull [remote] [branch]</text:span></text:p>
          <text:list>
            <text:list-item>
              <text:p text:style-name="P23">Fetch the latest changes from the remote repository and merge them into your local branch. </text:p>
            </text:list-item>
          </text:list>
          <text:p text:style-name="P5"><text:span text:style-name="Source_20_Text">git pull origin main</text:span></text:p>
        </text:list-item>
        <text:list-item>
          <text:p text:style-name="P23"><text:span text:style-name="Source_20_Text">git fetch</text:span></text:p>
          <text:list>
            <text:list-item>
              <text:p text:style-name="P23">Fetch changes from the remote repository without merging them into your local branch. </text:p>
            </text:list-item>
          </text:list>
          <text:p text:style-name="P5"><text:span text:style-name="Source_20_Text">git fetch origin</text:span><text:change-start text:change-id="ct94456799342032"/></text:p>
        </text:list-item>
        <text:list-item>
          <text:p text:style-name="P24"><text:span text:style-name="Source_20_Text"><text:span text:style-name="T9">git </text:span></text:span><text:change-end text:change-id="ct94456799342032"/><text:change-start text:change-id="ct94456762611392"/><text:span text:style-name="Source_20_Text"><text:span text:style-name="T10">r</text:span></text:span><text:span text:style-name="Source_20_Text"><text:span text:style-name="T9">estore</text:span></text:span><text:change-end text:change-id="ct94456762611392"/><text:change-start text:change-id="ct94456762616736"/></text:p>
          <text:list>
            <text:list-item>
              <text:p text:style-name="P24"><text:soft-page-break/><text:span text:style-name="T8">R</text:span>estore a specific file to its state in a previous commit, you can <text:span text:style-name="T11">also </text:span>use the --source option. </text:p>
            </text:list-item>
          </text:list>
          <text:p text:style-name="P3"><text:change-end text:change-id="ct94456762616736"/><text:change-start text:change-id="ct94456799349504"/><text:span text:style-name="Source_20_Text"><text:span text:style-name="T5">git restore &lt;file-</text:span></text:span><text:span text:style-name="Source_20_Text">path</text:span><text:span text:style-name="Source_20_Text"><text:span text:style-name="T5">&gt;</text:span></text:span><text:change-end text:change-id="ct94456799349504"/><text:change-start text:change-id="ct94456799349008"/></text:p>
          <text:p text:style-name="P6"><text:span text:style-name="Source_20_Text"><text:span text:style-name="T7">g</text:span></text:span><text:span text:style-name="Source_20_Text"><text:span text:style-name="T5">it </text:span></text:span><text:change-end text:change-id="ct94456799349008"/><text:change-start text:change-id="ct94456762621680"/><text:span text:style-name="Source_20_Text"><text:span text:style-name="T5">restore --source=&lt;commit-hash&gt; &lt;file-path&gt;</text:span></text:span><text:change-end text:change-id="ct94456762621680"/></text:p>
        </text:list-item>
      </text:list>
      <text:p text:style-name="Horizontal_20_Line"/>
      <text:h text:style-name="Heading_20_3" text:outline-level="3"><text:span text:style-name="Strong_20_Emphasis">Branching and Merging</text:span></text:h>
      <text:list xml:id="list1255644988" text:style-name="L2">
        <text:list-item>
          <text:p text:style-name="P25"><text:span text:style-name="Source_20_Text">git branch</text:span></text:p>
          <text:list>
            <text:list-item>
              <text:p text:style-name="P25">List all branches or create a new branch. </text:p>
            </text:list-item>
          </text:list>
          <text:p text:style-name="P4"><text:span text:style-name="Source_20_Text">git branch <text:s text:c="9"/># List branches</text:span></text:p>
          <text:p text:style-name="P8"><text:span text:style-name="Source_20_Text">git branch new-branch <text:s/># Create a new branch</text:span><text:change-start text:change-id="ct94456799379520"/><text:span text:style-name="Source_20_Text"><text:line-break/></text:span><text:span text:style-name="Source_20_Text"><text:span text:style-name="T5">git branch -M main <text:s text:c="4"/></text:span></text:span><text:span text:style-name="Source_20_Text"><text:span text:style-name="T6"># R</text:span></text:span><text:span text:style-name="Source_20_Text"><text:span text:style-name="T5">ename the current branch to main or any</text:span></text:span><text:change-end text:change-id="ct94456799379520"/></text:p>
        </text:list-item>
        <text:list-item>
          <text:p text:style-name="P25"><text:span text:style-name="Source_20_Text">git branch -d [branch-name]</text:span></text:p>
          <text:list>
            <text:list-item>
              <text:p text:style-name="P25">Delete a local branch. </text:p>
            </text:list-item>
          </text:list>
          <text:p text:style-name="P7"><text:span text:style-name="Source_20_Text">git branch -d feature-branch</text:span></text:p>
        </text:list-item>
        <text:list-item>
          <text:p text:style-name="P25"><text:span text:style-name="Source_20_Text">git checkout [branch]</text:span></text:p>
          <text:list>
            <text:list-item>
              <text:p text:style-name="P25">Switch to another branch. </text:p>
            </text:list-item>
          </text:list>
          <text:p text:style-name="P7"><text:span text:style-name="Source_20_Text">git checkout main</text:span></text:p>
        </text:list-item>
        <text:list-item>
          <text:p text:style-name="P25"><text:span text:style-name="Source_20_Text">git checkout -b [branch-name]</text:span></text:p>
          <text:list>
            <text:list-item>
              <text:p text:style-name="P25">Create and switch to a new branch in one step. </text:p>
            </text:list-item>
          </text:list>
          <text:p text:style-name="P7"><text:span text:style-name="Source_20_Text">git checkout -b new-branch</text:span></text:p>
        </text:list-item>
        <text:list-item>
          <text:p text:style-name="P25"><text:span text:style-name="Source_20_Text">git merge [branch]</text:span></text:p>
          <text:list>
            <text:list-item>
              <text:p text:style-name="P25">Merge changes from one branch into the current branch. </text:p>
            </text:list-item>
          </text:list>
          <text:p text:style-name="P7"><text:span text:style-name="Source_20_Text">git merge feature-branch</text:span></text:p>
        </text:list-item>
        <text:list-item>
          <text:p text:style-name="P25"><text:span text:style-name="Source_20_Text">git rebase [branch]</text:span></text:p>
          <text:list>
            <text:list-item>
              <text:p text:style-name="P25">Rebase the current branch onto another branch (reapply commits on top of another base branch). </text:p>
            </text:list-item>
          </text:list>
          <text:p text:style-name="P7"><text:span text:style-name="Source_20_Text">git rebase main</text:span></text:p>
        </text:list-item>
        <text:list-item>
          <text:p text:style-name="P25"><text:span text:style-name="Source_20_Text">git reset [file]</text:span></text:p>
          <text:list>
            <text:list-item>
              <text:p text:style-name="P25">Unstage a file that has been added to the staging area. </text:p>
            </text:list-item>
          </text:list>
          <text:p text:style-name="P7"><text:span text:style-name="Source_20_Text">git reset filename</text:span></text:p>
        </text:list-item>
        <text:list-item>
          <text:p text:style-name="P25"><text:span text:style-name="Source_20_Text">git reset --hard</text:span></text:p>
          <text:list>
            <text:list-item>
              <text:p text:style-name="P25">Reset the working directory and staging area to the last commit (warning: this will discard changes). </text:p>
            </text:list-item>
          </text:list>
          <text:p text:style-name="P7"><text:soft-page-break/><text:span text:style-name="Source_20_Text">git reset --hard</text:span></text:p>
        </text:list-item>
        <text:list-item>
          <text:p text:style-name="P25"><text:span text:style-name="Source_20_Text">git reset --soft [commit]</text:span></text:p>
          <text:list>
            <text:list-item>
              <text:p text:style-name="P25">Reset to a specific commit but keep changes in the staging area. </text:p>
            </text:list-item>
          </text:list>
          <text:p text:style-name="P7"><text:span text:style-name="Source_20_Text">git reset --soft HEAD~1 <text:s/># Goes back 1 commit but leaves staged changes</text:span></text:p>
        </text:list-item>
        <text:list-item>
          <text:p text:style-name="P25"><text:span text:style-name="Source_20_Text">git cherry-pick [commit]</text:span></text:p>
          <text:list>
            <text:list-item>
              <text:p text:style-name="P25">Apply the changes from a specific commit onto your current branch. </text:p>
            </text:list-item>
          </text:list>
          <text:p text:style-name="P7"><text:span text:style-name="Source_20_Text">git cherry-pick &lt;commit-hash&gt;</text:span></text:p>
        </text:list-item>
      </text:list>
      <text:p text:style-name="Horizontal_20_Line"/>
      <text:h text:style-name="Heading_20_3" text:outline-level="3"><text:span text:style-name="Strong_20_Emphasis">Remote Repositories</text:span></text:h>
      <text:list xml:id="list1563028177" text:style-name="L3">
        <text:list-item>
          <text:p text:style-name="P26"><text:span text:style-name="Source_20_Text">git remote add [name] [url]</text:span></text:p>
          <text:list>
            <text:list-item>
              <text:p text:style-name="P26">Add a remote repository. </text:p>
            </text:list-item>
          </text:list>
          <text:p text:style-name="P9"><text:span text:style-name="Source_20_Text">git remote add origin https://github.com/username/repository.git</text:span></text:p>
        </text:list-item>
        <text:list-item>
          <text:p text:style-name="P26"><text:span text:style-name="Source_20_Text">git remote -v</text:span></text:p>
          <text:list>
            <text:list-item>
              <text:p text:style-name="P26">View the remotes associated with your local repository. </text:p>
            </text:list-item>
          </text:list>
          <text:p text:style-name="P9"><text:span text:style-name="Source_20_Text">git remote -v</text:span></text:p>
        </text:list-item>
        <text:list-item>
          <text:p text:style-name="P26"><text:span text:style-name="Source_20_Text">git push --set-upstream [remote] [branch]</text:span></text:p>
          <text:list>
            <text:list-item>
              <text:p text:style-name="P26">Push a branch and set the upstream (tracking) branch. </text:p>
            </text:list-item>
          </text:list>
          <text:p text:style-name="P9"><text:span text:style-name="Source_20_Text">git push --set-upstream origin main</text:span></text:p>
        </text:list-item>
        <text:list-item>
          <text:p text:style-name="P26"><text:span text:style-name="Source_20_Text">git push --force</text:span></text:p>
          <text:list>
            <text:list-item>
              <text:p text:style-name="P26">Force push a branch, overwriting changes on the remote (use with caution). </text:p>
            </text:list-item>
          </text:list>
          <text:p text:style-name="P9"><text:span text:style-name="Source_20_Text">git push --force origin main</text:span></text:p>
        </text:list-item>
        <text:list-item>
          <text:p text:style-name="P26"><text:span text:style-name="Source_20_Text">git pull --rebase</text:span></text:p>
          <text:list>
            <text:list-item>
              <text:p text:style-name="P26">Pull changes from the remote and rebase the current branch on top of them. </text:p>
            </text:list-item>
          </text:list>
          <text:p text:style-name="P9"><text:span text:style-name="Source_20_Text">git pull --rebase origin main</text:span></text:p>
        </text:list-item>
      </text:list>
      <text:p text:style-name="Horizontal_20_Line"/>
      <text:h text:style-name="Heading_20_3" text:outline-level="3"><text:span text:style-name="Strong_20_Emphasis">Tagging</text:span></text:h>
      <text:list xml:id="list2469140861" text:style-name="L4">
        <text:list-item>
          <text:p text:style-name="P27"><text:span text:style-name="Source_20_Text">git tag [tag-name]</text:span></text:p>
          <text:list>
            <text:list-item>
              <text:p text:style-name="P27">Create a new tag at the current commit. </text:p>
            </text:list-item>
          </text:list>
          <text:p text:style-name="P10"><text:span text:style-name="Source_20_Text">git tag v1.0</text:span></text:p>
        </text:list-item>
        <text:list-item>
          <text:p text:style-name="P27"><text:span text:style-name="Source_20_Text">git tag -a [tag-name] -m "message"</text:span></text:p>
          <text:list>
            <text:list-item>
              <text:p text:style-name="P27"><text:soft-page-break/>Create an annotated tag with a message. </text:p>
            </text:list-item>
          </text:list>
          <text:p text:style-name="P10"><text:span text:style-name="Source_20_Text">git tag -a v1.0 -m "Release version 1.0"</text:span></text:p>
        </text:list-item>
        <text:list-item>
          <text:p text:style-name="P27"><text:span text:style-name="Source_20_Text">git push origin [tag-name]</text:span></text:p>
          <text:list>
            <text:list-item>
              <text:p text:style-name="P27">Push a tag to the remote repository. </text:p>
            </text:list-item>
          </text:list>
          <text:p text:style-name="P10"><text:span text:style-name="Source_20_Text">git push origin v1.0</text:span></text:p>
        </text:list-item>
        <text:list-item>
          <text:p text:style-name="P27"><text:span text:style-name="Source_20_Text">git push --tags</text:span></text:p>
          <text:list>
            <text:list-item>
              <text:p text:style-name="P27">Push all tags to the remote repository. </text:p>
            </text:list-item>
          </text:list>
          <text:p text:style-name="P10"><text:span text:style-name="Source_20_Text">git push --tags</text:span></text:p>
        </text:list-item>
      </text:list>
      <text:p text:style-name="Horizontal_20_Line"/>
      <text:h text:style-name="Heading_20_3" text:outline-level="3"><text:span text:style-name="Strong_20_Emphasis">Git Configuration</text:span></text:h>
      <text:list xml:id="list613751662" text:style-name="L5">
        <text:list-item>
          <text:p text:style-name="P28"><text:span text:style-name="Source_20_Text">git config --global user.name "[name]"</text:span></text:p>
          <text:list>
            <text:list-item>
              <text:p text:style-name="P28">Set the global username for Git commits. </text:p>
            </text:list-item>
          </text:list>
          <text:p text:style-name="P11"><text:span text:style-name="Source_20_Text">git config --global user.name "Your Name"</text:span></text:p>
        </text:list-item>
        <text:list-item>
          <text:p text:style-name="P28"><text:span text:style-name="Source_20_Text">git config --global user.email "[email]"</text:span></text:p>
          <text:list>
            <text:list-item>
              <text:p text:style-name="P28">Set the global email for Git commits. </text:p>
            </text:list-item>
          </text:list>
          <text:p text:style-name="P11"><text:span text:style-name="Source_20_Text">git config --global user.email "your-email@example.com"</text:span></text:p>
        </text:list-item>
        <text:list-item>
          <text:p text:style-name="P28"><text:span text:style-name="Source_20_Text">git config --list</text:span></text:p>
          <text:list>
            <text:list-item>
              <text:p text:style-name="P28">List all Git configuration settings. </text:p>
            </text:list-item>
          </text:list>
          <text:p text:style-name="P11"><text:span text:style-name="Source_20_Text">git config --list</text:span></text:p>
        </text:list-item>
      </text:list>
      <text:p text:style-name="Horizontal_20_Line"/>
      <text:h text:style-name="Heading_20_3" text:outline-level="3"><text:span text:style-name="Strong_20_Emphasis">Git Stash</text:span></text:h>
      <text:list xml:id="list3789636943" text:style-name="L6">
        <text:list-item>
          <text:p text:style-name="P29"><text:span text:style-name="Source_20_Text">git stash</text:span></text:p>
          <text:list>
            <text:list-item>
              <text:p text:style-name="P29">Save changes that are not yet committed so you can work on something else. This stores your working directory and staging area. </text:p>
            </text:list-item>
          </text:list>
          <text:p text:style-name="P12"><text:span text:style-name="Source_20_Text">git stash</text:span></text:p>
        </text:list-item>
        <text:list-item>
          <text:p text:style-name="P29"><text:span text:style-name="Source_20_Text">git stash pop</text:span></text:p>
          <text:list>
            <text:list-item>
              <text:p text:style-name="P29">Apply the most recent stashed changes and remove it from the stash list. </text:p>
            </text:list-item>
          </text:list>
          <text:p text:style-name="P12"><text:span text:style-name="Source_20_Text">git stash pop</text:span></text:p>
        </text:list-item>
        <text:list-item>
          <text:p text:style-name="P29"><text:span text:style-name="Source_20_Text">git stash list</text:span></text:p>
          <text:list>
            <text:list-item>
              <text:p text:style-name="P29">List all stashes. </text:p>
            </text:list-item>
          </text:list>
          <text:p text:style-name="P12"><text:soft-page-break/><text:span text:style-name="Source_20_Text">git stash list</text:span></text:p>
        </text:list-item>
        <text:list-item>
          <text:p text:style-name="P29"><text:span text:style-name="Source_20_Text">git stash apply</text:span></text:p>
          <text:list>
            <text:list-item>
              <text:p text:style-name="P29">Apply the most recent stash without removing it from the stash list. </text:p>
            </text:list-item>
          </text:list>
          <text:p text:style-name="P12"><text:span text:style-name="Source_20_Text">git stash apply</text:span></text:p>
        </text:list-item>
        <text:list-item>
          <text:p text:style-name="P29"><text:span text:style-name="Source_20_Text">git stash drop</text:span></text:p>
          <text:list>
            <text:list-item>
              <text:p text:style-name="P29">Remove a specific stash from the stash list. </text:p>
            </text:list-item>
          </text:list>
          <text:p text:style-name="P12"><text:span text:style-name="Source_20_Text">git stash drop stash@{0}</text:span></text:p>
        </text:list-item>
      </text:list>
      <text:p text:style-name="Horizontal_20_Line"/>
      <text:h text:style-name="Heading_20_3" text:outline-level="3"><text:span text:style-name="Strong_20_Emphasis">Git Help</text:span></text:h>
      <text:list xml:id="list726326688" text:style-name="L7">
        <text:list-item>
          <text:p text:style-name="P30"><text:span text:style-name="Source_20_Text">git help</text:span></text:p>
          <text:list>
            <text:list-item>
              <text:p text:style-name="P30">Display a help message with information about Git commands. </text:p>
            </text:list-item>
          </text:list>
          <text:p text:style-name="P13"><text:span text:style-name="Source_20_Text">git help</text:span></text:p>
        </text:list-item>
        <text:list-item>
          <text:p text:style-name="P30"><text:span text:style-name="Source_20_Text">git [command] --help</text:span></text:p>
          <text:list>
            <text:list-item>
              <text:p text:style-name="P30">Get detailed help for a specific Git command. </text:p>
            </text:list-item>
          </text:list>
          <text:p text:style-name="P13"><text:span text:style-name="Source_20_Text">git commit --help</text:span></text:p>
        </text:list-item>
      </text:list>
      <text:p text:style-name="Horizontal_20_Line"/>
      <text:h text:style-name="Heading_20_3" text:outline-level="3"><text:span text:style-name="Strong_20_Emphasis">Other Useful Git Commands</text:span></text:h>
      <text:list xml:id="list668682169" text:style-name="L8">
        <text:list-item>
          <text:p text:style-name="P31"><text:span text:style-name="Source_20_Text">git show [commit]</text:span></text:p>
          <text:list>
            <text:list-item>
              <text:p text:style-name="P31">Show details about a specific commit. </text:p>
            </text:list-item>
          </text:list>
          <text:p text:style-name="P14"><text:span text:style-name="Source_20_Text">git show &lt;commit-hash&gt;</text:span></text:p>
        </text:list-item>
        <text:list-item>
          <text:p text:style-name="P31"><text:span text:style-name="Source_20_Text">git clean -fd</text:span></text:p>
          <text:list>
            <text:list-item>
              <text:p text:style-name="P31">Remove untracked files and directories. </text:p>
            </text:list-item>
          </text:list>
          <text:p text:style-name="P14"><text:span text:style-name="Source_20_Text">git clean -fd</text:span></text:p>
        </text:list-item>
        <text:list-item>
          <text:p text:style-name="P31"><text:span text:style-name="Source_20_Text">git reflog</text:span></text:p>
          <text:list>
            <text:list-item>
              <text:p text:style-name="P31">View the history of your <text:span text:style-name="Source_20_Text">HEAD</text:span>, which allows you to recover lost commits. </text:p>
            </text:list-item>
          </text:list>
          <text:p text:style-name="P14"><text:span text:style-name="Source_20_Text">git reflog</text:span></text:p>
        </text:list-item>
        <text:list-item>
          <text:p text:style-name="P31"><text:span text:style-name="Source_20_Text">git bisect</text:span></text:p>
          <text:list>
            <text:list-item>
              <text:p text:style-name="P31">Use binary search to find the commit that introduced a bug. </text:p>
            </text:list-item>
          </text:list>
          <text:p text:style-name="P14"><text:span text:style-name="Source_20_Text">git bisect start</text:span></text:p>
        </text:list-item>
      </text:list>
      <text:p text:style-name="Horizontal_20_Line"/>
      <text:h text:style-name="P1" text:outline-level="3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1T11:01:58.429063873</meta:creation-date>
    <dc:date>2024-12-11T16:18:33.155954133</dc:date>
    <meta:editing-duration>PT13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169" meta:word-count="1022" meta:character-count="5531" meta:non-whitespace-character-count="4739"/>
  </office:meta>
</office:document-meta>
</file>